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nere Klassen:<text:line-break/><text:tab/>→ Kapselung/Abstraktion/InformationHiding/InnereKlasseIstAußerhalbNichtVonBelang</text:p>
      <text:p text:style-name="Standard"><text:tab/>→ Innere Klasse kann auf privates der Äußeren zugreifen!!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0:35:12.98</meta:creation-date>
    <dc:date>2013-05-23T10:37:57.51</dc:date>
    <meta:editing-duration>PT2M43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1" meta:paragraph-count="2" meta:word-count="13" meta:character-count="158"/>
  </office:meta>
</office:document-meta>
</file>